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0.0063in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Standard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text-properties fo:color="#000000" style:font-name="Arial" fo:font-size="10pt" fo:font-style="italic" officeooo:rsid="0015407f" officeooo:paragraph-rsid="0015407f" style:font-size-asian="10pt" style:font-style-asian="italic" style:font-name-complex="Arial" style:font-size-complex="10pt"/>
    </style:style>
    <style:style style:name="P17" style:family="paragraph" style:parent-style-name="Standard">
      <style:text-properties fo:color="#000000" style:font-name="Arial" fo:font-size="10pt" fo:font-style="italic" officeooo:rsid="001cc9a0" officeooo:paragraph-rsid="001cc9a0" style:font-size-asian="10pt" style:font-style-asian="italic" style:font-name-complex="Arial" style:font-size-complex="10pt"/>
    </style:style>
    <style:style style:name="P1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9" style:family="paragraph" style:parent-style-name="Footer">
      <style:text-properties style:font-size-complex="10pt"/>
    </style:style>
    <style:style style:name="P20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21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22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23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6" style:family="paragraph" style:parent-style-name="Header">
      <style:paragraph-properties>
        <style:tab-stops/>
      </style:paragraph-properties>
      <style:text-properties style:font-name="Arial" officeooo:rsid="001b12e4" officeooo:paragraph-rsid="001b12e4" style:font-name-complex="Arial"/>
    </style:style>
    <style:style style:name="P27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officeooo:rsid="001cc9a0" officeooo:paragraph-rsid="001cc9a0" style:font-name-complex="Arial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1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Standard">
      <style:text-properties fo:color="#000000" style:font-name="Arial" fo:font-size="11pt" fo:font-style="italic" officeooo:rsid="001663d3" officeooo:paragraph-rsid="001663d3" style:font-size-asian="11pt" style:font-style-asian="italic" style:font-name-complex="Arial" style:font-size-complex="11pt"/>
    </style:style>
    <style:style style:name="P34" style:family="paragraph" style:parent-style-name="Standard">
      <style:text-properties fo:color="#000000" style:font-name="Arial" fo:font-size="11pt" fo:font-style="italic" officeooo:rsid="00196548" officeooo:paragraph-rsid="00196548" style:font-size-asian="11pt" style:font-style-asian="italic" style:font-name-complex="Arial" style:font-size-complex="11pt"/>
    </style:style>
    <style:style style:name="P35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6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8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officeooo:paragraph-rsid="00224085" style:font-size-asian="12pt" style:font-weight-asian="normal" style:font-name-complex="Arial" style:font-size-complex="12pt"/>
    </style:style>
    <style:style style:name="P41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2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3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P44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224085" officeooo:paragraph-rsid="00224085" style:font-size-asian="12pt" style:font-name-complex="Arial" style:font-size-complex="12pt"/>
    </style:style>
    <style:style style:name="P45" style:family="paragraph" style:parent-style-name="Header">
      <style:paragraph-properties>
        <style:tab-stops/>
      </style:paragraph-properties>
      <style:text-properties fo:color="#000000" style:font-name="Arial" fo:font-size="11pt" fo:font-style="italic" officeooo:rsid="00205f22" officeooo:paragraph-rsid="00218019" style:font-size-asian="11pt" style:font-style-asian="italic" style:font-name-complex="Arial" style:font-size-complex="11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4161"/>
    </style:style>
    <style:style style:name="T6" style:family="text">
      <style:text-properties officeooo:rsid="00184f70"/>
    </style:style>
    <style:style style:name="T7" style:family="text">
      <style:text-properties officeooo:rsid="001b12e4"/>
    </style:style>
    <style:style style:name="T8" style:family="text">
      <style:text-properties fo:color="#000000" officeooo:rsid="001cc9a0"/>
    </style:style>
    <style:style style:name="T9" style:family="text">
      <style:text-properties officeooo:rsid="00218019"/>
    </style:style>
    <style:style style:name="T10" style:family="text">
      <style:text-properties style:font-name="Arial1" fo:font-size="12pt" officeooo:rsid="00218019" style:font-name-asian="Arial2" style:font-size-asian="12pt" style:font-name-complex="Arial2"/>
    </style:style>
    <style:style style:name="T11" style:family="text">
      <style:text-properties style:font-name="Arial1" officeooo:rsid="00218019" style:font-name-asian="Arial2" style:font-name-complex="Arial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">TERMO DE ABERTURA</text:span><text:span text:style-name="T3"> DO PROJETO</text:span></text:p>
      <text:p text:style-name="P22"/>
      <text:p text:style-name="P21">Identificação do Projeto</text:p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6">Sistema Memorial Web</text:p>
          </table:table-cell>
        </table:table-row>
      </table:table>
      <text:p text:style-name="P20"/>
      <text:p text:style-name="P21">Histórico de Registro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5">Data do histórico: <text:s text:c="3"/></text:p>
            <text:p text:style-name="P17">24/08/2016</text:p>
          </table:table-cell>
          <table:table-cell table:style-name="Table2.A1" office:value-type="string">
            <text:p text:style-name="P12"><text:s/><text:span text:style-name="T8">Tiago Kenji Umemura</text:span>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5"/>
      <text:h text:style-name="P36" text:outline-level="1">Justificativa</text:h>
      <text:p text:style-name="P33">Auxiliar o<text:span text:style-name="T6">s</text:span> usuário<text:span text:style-name="T6">s</text:span> a relatarem suas atividades profissionais, e caso seja necessário, apresenta-las para terceiros <text:span text:style-name="T6">para que estes o avaliem.</text:span></text:p>
      <text:h text:style-name="P37" text:outline-level="1">Objetivo do Projeto</text:h>
      <text:p text:style-name="P34"><text:span text:style-name="T7">Criar</text:span> um Sistema de Memorial Web para auxiliar o usuário a criar um memorial, semelhante a um curriculum vitae. <text:span text:style-name="T7">O sistemas possui funcionalidades para permitir que documentos sejam anexados além de gerar um HTML com essas informações e documentos</text:span></text:p>
      <text:p text:style-name="P30"/>
      <text:h text:style-name="P38" text:outline-level="1">Alinhamento Estratégico</text:h>
      <text:p text:style-name="P30"/>
      <text:h text:style-name="P36" text:outline-level="1">Responsabilidades e Partes Interessadas</text:h>
      <text:p text:style-name="P31"/>
      <text:h text:style-name="P36" text:outline-level="1">Escopo</text:h>
      <text:p text:style-name="P45">O escopo abrange todos os requisitos do sistema para auxiliar <text:span text:style-name="T9">o usuário na criação do memorial. </text:span><text:span text:style-name="T11">Memoriais são apresentados em concursos para ingresso e promoção na carreira docente e em exames de seleção ou de qualificação, por isso o sistema registrará as informações profissionais.</text:span></text:p>
      <text:h text:style-name="P36" text:outline-level="1">Restrições</text:h>
      <text:p text:style-name="P31"/>
      <text:h text:style-name="P36" text:outline-level="1">Riscos Iniciais</text:h>
      <text:p text:style-name="P30"/>
      <text:h text:style-name="P36" text:outline-level="1">Tempo Estimado</text:h>
      <text:p text:style-name="P30"/>
      <text:h text:style-name="P36" text:outline-level="1">Custo Estimado</text:h>
      <text:p text:style-name="P32"/>
      <text:p text:style-name="P29">10. Ferramentas utilizadas</text:p>
      <text:list xml:id="list7868974230857545261" text:style-name="L1">
        <text:list-item>
          <text:p text:style-name="P43">Github</text:p>
        </text:list-item>
        <text:list-item>
          <text:p text:style-name="P44">Framework Laravel</text:p>
        </text:list-item>
      </text:list>
      <text:p text:style-name="P28"/>
      <text:h text:style-name="P39" text:outline-level="1" text:is-list-header="true"><text:soft-page-break/><text:span text:style-name="T5">11. </text:span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1" text:outline-level="2">Nome</text:h>
          </table:table-cell>
          <table:table-cell table:style-name="Table3.B1" office:value-type="string">
            <text:h text:style-name="P42" text:outline-level="2">Email</text:h>
          </table:table-cell>
        </table:table-row>
      </table:table>
      <text:p text:style-name="P26">Tiago Kenji Umemura<text:tab/><text:tab/><text:tab/><text:tab/> <text:s text:c="9"/>umemuratiago@gmail.com</text:p>
      <text:h text:style-name="P40" text:outline-level="1" text:is-list-header="true"/>
      <text:h text:style-name="P39" text:outline-level="1" text:is-list-header="true"><text:span text:style-name="T5">12. </text:span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4">Assinatura</text:p>
          </table:table-cell>
        </table:table-row>
      </table:table>
      <text:p text:style-name="P27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0T14:58:15.764232180</dc:date>
    <meta:print-date>2010-10-06T12:21:00</meta:print-date>
    <meta:editing-cycles>93</meta:editing-cycles>
    <meta:editing-duration>PT4H24M26S</meta:editing-duration>
    <meta:generator>LibreOffice/5.1.4.2$Linux_X86_64 LibreOffice_project/10m0$Build-2</meta:generator>
    <meta:document-statistic meta:table-count="6" meta:image-count="0" meta:object-count="0" meta:page-count="2" meta:paragraph-count="45" meta:word-count="214" meta:character-count="1409" meta:non-whitespace-character-count="1232"/>
  </office:meta>
</office:document-meta>
</file>